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DejaVu Serif" svg:font-family="&quot;DejaVu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ackground-color="transparent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4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DejaVu Serif" style:font-name-asian="DejaVu Serif" style:font-name-complex="DejaVu Serif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000000" style:font-name="Calibri" style:font-name-asian="Calibri" style:font-name-complex="Calibri" fo:font-size="26pt" style:font-size-asian="26pt" style:font-size-complex="26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34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number-columns-spanned="3" table:number-rows-spanned="1" table:style-name="ce3">
            <text:p>SEMANA</text:p>
          </table:table-cell>
          <table:covered-table-cell table:number-columns-repeated="2"/>
          <table:table-cell office:value-type="float" office:value="1" table:style-name="ce2">
            <text:p>1</text:p>
          </table:table-cell>
          <table:table-cell table:style-name="ce1"/>
          <table:table-cell table:number-columns-spanned="3" table:number-rows-spanned="1" table:style-name="ce4"/>
          <table:covered-table-cell table:number-columns-repeated="2"/>
          <table:table-cell table:style-name="ce2"/>
          <table:table-cell table:number-columns-repeated="16375" table:style-name="ce1"/>
        </table:table-row>
        <table:table-row table:style-name="ro2">
          <table:table-cell office:value-type="string" table:number-columns-spanned="2" table:number-rows-spanned="1" table:style-name="ce5">
            <text:p>VIDEO</text:p>
          </table:table-cell>
          <table:covered-table-cell/>
          <table:table-cell office:value-type="string" table:number-columns-spanned="2" table:number-rows-spanned="1" table:style-name="ce6">
            <text:p>DIA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VIDEO</text:p>
          </table:table-cell>
          <table:covered-table-cell/>
          <table:table-cell office:value-type="string" table:number-columns-spanned="2" table:number-rows-spanned="1" table:style-name="ce6">
            <text:p>DIA</text:p>
          </table:table-cell>
          <table:covered-table-cell/>
          <table:table-cell table:number-columns-repeated="16375" table:style-name="ce1"/>
        </table:table-row>
        <table:table-row table:style-name="ro3">
          <table:table-cell office:value-type="float" office:value="243" table:number-columns-spanned="2" table:number-rows-spanned="1" table:style-name="ce13">
            <text:p>243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style-name="ce9"/>
          <table:table-cell office:value-type="float" office:value="256" table:formula="of:=[.A15]+1" table:number-columns-spanned="2" table:number-rows-spanned="1" table:style-name="ce10">
            <text:p>256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44" table:formula="of:=[.A3]+1" table:number-columns-spanned="2" table:number-rows-spanned="1" table:style-name="ce14">
            <text:p>244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style-name="ce9"/>
          <table:table-cell office:value-type="float" office:value="257" table:formula="of:=[.F3]+1" table:number-columns-spanned="2" table:number-rows-spanned="1" table:style-name="ce11">
            <text:p>257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45" table:formula="of:=[.A4]+1" table:number-columns-spanned="2" table:number-rows-spanned="1" table:style-name="ce14">
            <text:p>245</text:p>
          </table:table-cell>
          <table:covered-table-cell/>
          <table:table-cell office:value-type="string" office:string-value="Miercoles" table:formula="of:=[.C4]" table:number-columns-spanned="2" table:number-rows-spanned="1" table:style-name="ce10">
            <text:p>Miercoles</text:p>
          </table:table-cell>
          <table:covered-table-cell/>
          <table:table-cell table:style-name="ce9"/>
          <table:table-cell office:value-type="float" office:value="258" table:formula="of:=[.F4]+1" table:number-columns-spanned="2" table:number-rows-spanned="1" table:style-name="ce11">
            <text:p>258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46" table:formula="of:=[.A5]+1" table:number-columns-spanned="2" table:number-rows-spanned="1" table:style-name="ce11">
            <text:p>246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style-name="ce9"/>
          <table:table-cell office:value-type="float" office:value="259" table:formula="of:=[.F5]+1" table:number-columns-spanned="2" table:number-rows-spanned="1" table:style-name="ce11">
            <text:p>259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47" table:formula="of:=[.A6]+1" table:number-columns-spanned="2" table:number-rows-spanned="1" table:style-name="ce11">
            <text:p>247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style-name="ce9"/>
          <table:table-cell office:value-type="float" office:value="260" table:formula="of:=[.F6]+1" table:number-columns-spanned="2" table:number-rows-spanned="1" table:style-name="ce11">
            <text:p>260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48" table:formula="of:=[.A7]+1" table:number-columns-spanned="2" table:number-rows-spanned="1" table:style-name="ce11">
            <text:p>248</text:p>
          </table:table-cell>
          <table:covered-table-cell/>
          <table:table-cell office:value-type="string" office:string-value="Miercoles" table:formula="of:=[.C7]" table:number-columns-spanned="2" table:number-rows-spanned="1" table:style-name="ce10">
            <text:p>Miercoles</text:p>
          </table:table-cell>
          <table:covered-table-cell/>
          <table:table-cell table:style-name="ce9"/>
          <table:table-cell office:value-type="float" office:value="261" table:formula="of:=[.F7]+1" table:number-columns-spanned="2" table:number-rows-spanned="1" table:style-name="ce11">
            <text:p>261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49" table:formula="of:=[.A8]+1" table:number-columns-spanned="2" table:number-rows-spanned="1" table:style-name="ce11">
            <text:p>249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style-name="ce9"/>
          <table:table-cell office:value-type="float" office:value="262" table:formula="of:=[.F8]+1" table:number-columns-spanned="2" table:number-rows-spanned="1" table:style-name="ce11">
            <text:p>262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50" table:formula="of:=[.A9]+1" table:number-columns-spanned="2" table:number-rows-spanned="1" table:style-name="ce11">
            <text:p>250</text:p>
          </table:table-cell>
          <table:covered-table-cell/>
          <table:table-cell office:value-type="string" table:number-columns-spanned="2" table:number-rows-spanned="1" table:style-name="ce11">
            <text:p>Miercoles</text:p>
          </table:table-cell>
          <table:covered-table-cell/>
          <table:table-cell table:style-name="ce9"/>
          <table:table-cell office:value-type="float" office:value="263" table:formula="of:=[.F9]+1" table:number-columns-spanned="2" table:number-rows-spanned="1" table:style-name="ce11">
            <text:p>263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51" table:formula="of:=[.A10]+1" table:number-columns-spanned="2" table:number-rows-spanned="1" table:style-name="ce11">
            <text:p>251</text:p>
          </table:table-cell>
          <table:covered-table-cell/>
          <table:table-cell office:value-type="string" office:string-value="Miercoles" table:formula="of:=[.C10]" table:number-columns-spanned="2" table:number-rows-spanned="1" table:style-name="ce10">
            <text:p>Miercoles</text:p>
          </table:table-cell>
          <table:covered-table-cell/>
          <table:table-cell table:style-name="ce9"/>
          <table:table-cell office:value-type="float" office:value="264" table:formula="of:=[.F10]+1" table:number-columns-spanned="2" table:number-rows-spanned="1" table:style-name="ce11">
            <text:p>264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52" table:formula="of:=[.A11]+1" table:number-columns-spanned="2" table:number-rows-spanned="1" table:style-name="ce11">
            <text:p>252</text:p>
          </table:table-cell>
          <table:covered-table-cell/>
          <table:table-cell office:value-type="string" office:string-value="Miercoles" table:formula="of:=[.C11]" table:number-columns-spanned="2" table:number-rows-spanned="1" table:style-name="ce10">
            <text:p>Miercoles</text:p>
          </table:table-cell>
          <table:covered-table-cell/>
          <table:table-cell table:style-name="ce9"/>
          <table:table-cell office:value-type="float" office:value="265" table:formula="of:=[.F11]+1" table:number-columns-spanned="2" table:number-rows-spanned="1" table:style-name="ce11">
            <text:p>265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53" table:formula="of:=[.A12]+1" table:number-columns-spanned="2" table:number-rows-spanned="1" table:style-name="ce11">
            <text:p>253</text:p>
          </table:table-cell>
          <table:covered-table-cell/>
          <table:table-cell office:value-type="string" office:string-value="Miercoles" table:formula="of:=[.C12]" table:number-columns-spanned="2" table:number-rows-spanned="1" table:style-name="ce10">
            <text:p>Miercoles</text:p>
          </table:table-cell>
          <table:covered-table-cell/>
          <table:table-cell table:style-name="ce9"/>
          <table:table-cell office:value-type="float" office:value="266" table:formula="of:=[.F12]+1" table:number-columns-spanned="2" table:number-rows-spanned="1" table:style-name="ce11">
            <text:p>266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54" table:formula="of:=[.A13]+1" table:number-columns-spanned="2" table:number-rows-spanned="1" table:style-name="ce11">
            <text:p>254</text:p>
          </table:table-cell>
          <table:covered-table-cell/>
          <table:table-cell office:value-type="string" office:string-value="Miercoles" table:formula="of:=[.C13]" table:number-columns-spanned="2" table:number-rows-spanned="1" table:style-name="ce10">
            <text:p>Miercoles</text:p>
          </table:table-cell>
          <table:covered-table-cell/>
          <table:table-cell table:style-name="ce9"/>
          <table:table-cell office:value-type="float" office:value="267" table:formula="of:=[.F13]+1" table:number-columns-spanned="2" table:number-rows-spanned="1" table:style-name="ce11">
            <text:p>267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55" table:formula="of:=[.A14]+1" table:number-columns-spanned="2" table:number-rows-spanned="1" table:style-name="ce10">
            <text:p>255</text:p>
          </table:table-cell>
          <table:covered-table-cell/>
          <table:table-cell office:value-type="string" office:string-value="Miercoles" table:formula="of:=[.C14]" table:number-columns-spanned="2" table:number-rows-spanned="1" table:style-name="ce10">
            <text:p>Miercoles</text:p>
          </table:table-cell>
          <table:covered-table-cell/>
          <table:table-cell table:style-name="ce9"/>
          <table:table-cell office:value-type="float" office:value="268" table:formula="of:=[.F14]+1" table:number-columns-spanned="2" table:number-rows-spanned="1" table:style-name="ce10">
            <text:p>268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table:number-columns-repeated="12" table:style-name="ce9"/>
          <table:table-cell table:number-columns-repeated="16372"/>
        </table:table-row>
        <table:table-row table:style-name="ro4">
          <table:table-cell table:number-columns-repeated="3" table:style-name="ce17"/>
          <table:table-cell table:style-name="ce12"/>
          <table:table-cell table:style-name="ce9"/>
          <table:table-cell table:number-columns-repeated="3" table:style-name="ce18"/>
          <table:table-cell table:style-name="ce12"/>
          <table:table-cell table:number-columns-repeated="3" table:style-name="ce9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7">
            <text:p>VIDEO</text:p>
          </table:table-cell>
          <table:covered-table-cell/>
          <table:table-cell office:value-type="string" table:number-columns-spanned="2" table:number-rows-spanned="1" table:style-name="ce8">
            <text:p>DIA</text:p>
          </table:table-cell>
          <table:covered-table-cell/>
          <table:table-cell table:style-name="ce9"/>
          <table:table-cell office:value-type="string" table:number-columns-spanned="2" table:number-rows-spanned="1" table:style-name="ce7">
            <text:p>VIDEO</text:p>
          </table:table-cell>
          <table:covered-table-cell/>
          <table:table-cell office:value-type="string" table:number-columns-spanned="2" table:number-rows-spanned="1" table:style-name="ce8">
            <text:p>DIA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69" table:formula="of:=[.F15]+1" table:number-columns-spanned="2" table:number-rows-spanned="1" table:style-name="ce10">
            <text:p>269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style-name="ce9"/>
          <table:table-cell office:value-type="float" office:value="282" table:formula="of:=[.A31]+1" table:number-columns-spanned="2" table:number-rows-spanned="1" table:style-name="ce10">
            <text:p>282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0" table:formula="of:=[.A19]+1" table:number-columns-spanned="2" table:number-rows-spanned="1" table:style-name="ce11">
            <text:p>270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style-name="ce9"/>
          <table:table-cell office:value-type="float" office:value="283" table:formula="of:=[.F19]+1" table:number-columns-spanned="2" table:number-rows-spanned="1" table:style-name="ce11">
            <text:p>283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1" table:formula="of:=[.A20]+1" table:number-columns-spanned="2" table:number-rows-spanned="1" table:style-name="ce11">
            <text:p>271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style-name="ce9"/>
          <table:table-cell office:value-type="float" office:value="284" table:formula="of:=[.F20]+1" table:number-columns-spanned="2" table:number-rows-spanned="1" table:style-name="ce11">
            <text:p>284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2" table:formula="of:=[.A21]+1" table:number-columns-spanned="2" table:number-rows-spanned="1" table:style-name="ce11">
            <text:p>272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style-name="ce9"/>
          <table:table-cell office:value-type="float" office:value="285" table:formula="of:=[.F21]+1" table:number-columns-spanned="2" table:number-rows-spanned="1" table:style-name="ce11">
            <text:p>285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3" table:formula="of:=[.A22]+1" table:number-columns-spanned="2" table:number-rows-spanned="1" table:style-name="ce11">
            <text:p>273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style-name="ce9"/>
          <table:table-cell office:value-type="float" office:value="286" table:formula="of:=[.F22]+1" table:number-columns-spanned="2" table:number-rows-spanned="1" table:style-name="ce11">
            <text:p>286</text:p>
          </table:table-cell>
          <table:covered-table-cell/>
          <table:table-cell office:value-type="string" office:string-value="Viernes" table:formula="of:=[.H22]" table:number-columns-spanned="2" table:number-rows-spanned="1" table:style-name="ce10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4" table:formula="of:=[.A23]+1" table:number-columns-spanned="2" table:number-rows-spanned="1" table:style-name="ce11">
            <text:p>274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style-name="ce9"/>
          <table:table-cell office:value-type="float" office:value="287" table:formula="of:=[.F23]+1" table:number-columns-spanned="2" table:number-rows-spanned="1" table:style-name="ce11">
            <text:p>287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5" table:formula="of:=[.A24]+1" table:number-columns-spanned="2" table:number-rows-spanned="1" table:style-name="ce11">
            <text:p>275</text:p>
          </table:table-cell>
          <table:covered-table-cell/>
          <table:table-cell office:value-type="string" table:number-columns-spanned="2" table:number-rows-spanned="1" table:style-name="ce11">
            <text:p>Jueves</text:p>
          </table:table-cell>
          <table:covered-table-cell/>
          <table:table-cell table:style-name="ce9"/>
          <table:table-cell office:value-type="float" office:value="288" table:formula="of:=[.F24]+1" table:number-columns-spanned="2" table:number-rows-spanned="1" table:style-name="ce11">
            <text:p>288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6" table:formula="of:=[.A25]+1" table:number-columns-spanned="2" table:number-rows-spanned="1" table:style-name="ce11">
            <text:p>276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style-name="ce9"/>
          <table:table-cell office:value-type="float" office:value="289" table:formula="of:=[.F25]+1" table:number-columns-spanned="2" table:number-rows-spanned="1" table:style-name="ce11">
            <text:p>289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7" table:formula="of:=[.A26]+1" table:number-columns-spanned="2" table:number-rows-spanned="1" table:style-name="ce11">
            <text:p>277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style-name="ce9"/>
          <table:table-cell office:value-type="float" office:value="290" table:formula="of:=[.F26]+1" table:number-columns-spanned="2" table:number-rows-spanned="1" table:style-name="ce11">
            <text:p>290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8" table:formula="of:=[.A27]+1" table:number-columns-spanned="2" table:number-rows-spanned="1" table:style-name="ce11">
            <text:p>278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style-name="ce9"/>
          <table:table-cell office:value-type="float" office:value="291" table:formula="of:=[.F27]+1" table:number-columns-spanned="2" table:number-rows-spanned="1" table:style-name="ce11">
            <text:p>291</text:p>
          </table:table-cell>
          <table:covered-table-cell/>
          <table:table-cell office:value-type="string" office:string-value="Viernes" table:formula="of:=[.H27]" table:number-columns-spanned="2" table:number-rows-spanned="1" table:style-name="ce10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79" table:formula="of:=[.A28]+1" table:number-columns-spanned="2" table:number-rows-spanned="1" table:style-name="ce11">
            <text:p>279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style-name="ce9"/>
          <table:table-cell office:value-type="float" office:value="292" table:formula="of:=[.F28]+1" table:number-columns-spanned="2" table:number-rows-spanned="1" table:style-name="ce11">
            <text:p>292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80" table:formula="of:=[.A29]+1" table:number-columns-spanned="2" table:number-rows-spanned="1" table:style-name="ce11">
            <text:p>280</text:p>
          </table:table-cell>
          <table:covered-table-cell/>
          <table:table-cell office:value-type="string" office:string-value="Viernes" table:formula="of:=[.C29]" table:number-columns-spanned="2" table:number-rows-spanned="1" table:style-name="ce10">
            <text:p>Viernes</text:p>
          </table:table-cell>
          <table:covered-table-cell/>
          <table:table-cell table:style-name="ce9"/>
          <table:table-cell office:value-type="float" office:value="293" table:formula="of:=[.F29]+1" table:number-columns-spanned="2" table:number-rows-spanned="1" table:style-name="ce11">
            <text:p>293</text:p>
          </table:table-cell>
          <table:covered-table-cell/>
          <table:table-cell office:value-type="string" table:number-columns-spanned="2" table:number-rows-spanned="1" table:style-name="ce11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style-name="ro3">
          <table:table-cell office:value-type="float" office:value="281" table:formula="of:=[.A30]+1" table:number-columns-spanned="2" table:number-rows-spanned="1" table:style-name="ce10">
            <text:p>281</text:p>
          </table:table-cell>
          <table:covered-table-cell/>
          <table:table-cell office:value-type="string" office:string-value="Viernes" table:formula="of:=[.C30]" table:number-columns-spanned="2" table:number-rows-spanned="1" table:style-name="ce10">
            <text:p>Viernes</text:p>
          </table:table-cell>
          <table:covered-table-cell/>
          <table:table-cell table:style-name="ce9"/>
          <table:table-cell office:value-type="float" office:value="294" table:formula="of:=[.F30]+1" table:number-columns-spanned="2" table:number-rows-spanned="1" table:style-name="ce10">
            <text:p>294</text:p>
          </table:table-cell>
          <table:covered-table-cell/>
          <table:table-cell office:value-type="string" office:string-value="Viernes" table:formula="of:=[.H30]" table:number-columns-spanned="2" table:number-rows-spanned="1" table:style-name="ce10">
            <text:p>Viernes</text:p>
          </table:table-cell>
          <table:covered-table-cell/>
          <table:table-cell table:number-columns-repeated="3" table:style-name="ce9"/>
          <table:table-cell table:number-columns-repeated="16372"/>
        </table:table-row>
        <table:table-row table:number-rows-repeated="8" table:style-name="ro3">
          <table:table-cell table:number-columns-repeated="12" table:style-name="ce9"/>
          <table:table-cell table:number-columns-repeated="16372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DejaVu Serif" svg:font-family="&quot;DejaVu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icrosoft Office User</dc:creator>
    <meta:creation-date>2023-05-15T19:50:50Z</meta:creation-date>
    <dc:date>2023-12-13T22:44:58Z</dc:date>
    <meta:editing-cycles>3</meta:editing-cycles>
    <meta:editing-duration>PT642S</meta:editing-duration>
  </office:meta>
</office:document-meta>
</file>